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sub>
                <mi>S</mi>
                <mrow>
                  <mrow>
                    <mo stretchy="false">+</mo>
                    <mi/>
                  </mrow>
                </mrow>
              </msub>
              <mo stretchy="false">=</mo>
              <mo stretchy="false">ℏ</mo>
            </mrow>
            <mfenced open="(" close=")">
              <mrow>
                <mtable>
                  <mtr>
                    <mtd>
                      <mrow>
                        <mn>0</mn>
                      </mrow>
                    </mtd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0</mn>
                      </mrow>
                    </mtd>
                    <mtd>
                      <mrow>
                        <mn>0</mn>
                      </mrow>
                    </mtd>
                  </mtr>
                </mtable>
              </mrow>
            </mfenced>
            <mi/>
            <mtext> ; </mtext>
            <mi/>
            <mrow>
              <msub>
                <mi>S</mi>
                <mrow>
                  <mrow>
                    <mo stretchy="false">−</mo>
                    <mi/>
                  </mrow>
                </mrow>
              </msub>
              <mo stretchy="false">=</mo>
              <mo stretchy="false">ℏ</mo>
            </mrow>
            <mfenced open="(" close=")">
              <mrow>
                <mtable>
                  <mtr>
                    <mtd>
                      <mrow>
                        <mn>0</mn>
                      </mrow>
                    </mtd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1</mn>
                      </mrow>
                    </mtd>
                    <mtd>
                      <mrow>
                        <mn>0</mn>
                      </mrow>
                    </mtd>
                  </mtr>
                </mtable>
              </mrow>
            </mfenced>
          </mrow>
        </mtd>
      </mtr>
      <mtr>
        <mtd>
          <mrow>
            <msub>
              <mi>S</mi>
              <mrow>
                <mrow>
                  <mo stretchy="false">+</mo>
                  <mi/>
                </mrow>
              </mrow>
            </msub>
            <mrow>
              <mfenced open="∣" close="〉">
                <mrow>
                  <mrow>
                    <mo stretchy="false">−</mo>
                    <mi/>
                  </mrow>
                </mrow>
              </mfenced>
              <mo stretchy="false">=</mo>
              <mo stretchy="false">ℏ</mo>
            </mrow>
            <mfenced open="∣" close="〉">
              <mrow>
                <mrow>
                  <mo stretchy="false">+</mo>
                  <mi/>
                </mrow>
              </mrow>
            </mfenced>
            <mi/>
            <mtext> ; </mtext>
            <mi/>
            <msub>
              <mi>S</mi>
              <mrow>
                <mrow>
                  <mo stretchy="false">+</mo>
                  <mi/>
                </mrow>
              </mrow>
            </msub>
            <mrow>
              <mfenced open="∣" close="〉">
                <mrow>
                  <mrow>
                    <mo stretchy="false">+</mo>
                    <mi/>
                  </mrow>
                </mrow>
              </mfenced>
              <mo stretchy="false">=</mo>
              <mn>0</mn>
            </mrow>
          </mrow>
        </mtd>
      </mtr>
      <mtr>
        <mtd>
          <mrow>
            <msub>
              <mi>S</mi>
              <mrow>
                <mrow>
                  <mo stretchy="false">−</mo>
                  <mi/>
                </mrow>
              </mrow>
            </msub>
            <mrow>
              <mfenced open="∣" close="〉">
                <mrow>
                  <mrow>
                    <mo stretchy="false">−</mo>
                    <mi/>
                  </mrow>
                </mrow>
              </mfenced>
              <mo stretchy="false">=</mo>
              <mn>0</mn>
            </mrow>
            <mi/>
            <mtext> ; </mtext>
            <mi/>
            <msub>
              <mi>S</mi>
              <mrow>
                <mrow>
                  <mo stretchy="false">−</mo>
                  <mi/>
                </mrow>
              </mrow>
            </msub>
            <mrow>
              <mfenced open="∣" close="〉">
                <mrow>
                  <mrow>
                    <mo stretchy="false">+</mo>
                    <mi/>
                  </mrow>
                </mrow>
              </mfenced>
              <mo stretchy="false">=</mo>
              <mo stretchy="false">ℏ</mo>
            </mrow>
            <mfenced open="∣" close="〉">
              <mrow>
                <mrow>
                  <mo stretchy="false">−</mo>
                  <mi/>
                </mrow>
              </mrow>
            </mfenced>
          </mrow>
        </mtd>
      </mtr>
    </mtable>
    <annotation encoding="StarMath 5.0">S _{+`} = 
hbar left ( matrix{
 0 # 1 ##
 0 # 0} right ) 

`" ; "~

S _{-`} = 
hbar left ( matrix{
 0 # 0 ##
 1 # 0} right ) 

newline
alignl

S _{+`} left lline -` right rangle = hbar left lline +` right rangle
`" ; "~
S _{+`} left lline +` right rangle = 0

newline
alignl

S _{-`} left lline -` right rangle = 0
`" ; "~~~~``
S _{-`} left lline +` right rangle = hbar left lline -` right rangl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4:23:12.918000000</meta:creation-date>
    <meta:generator>LibreOffice/4.1.4.2$Windows_x86 LibreOffice_project/0a0440ccc0227ad9829de5f46be37cfb6edcf72</meta:generator>
  </office:meta>
</office:document-meta>
</file>